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style:text-underline-style="none"/>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able_20_Contents">
      <style:paragraph-properties fo:margin-left="0in" fo:margin-right="0in" fo:text-indent="0in" style:auto-text-indent="false"/>
    </style:style>
    <style:style style:name="P24" style:family="paragraph" style:parent-style-name="Preformatted_20_Text">
      <style:paragraph-properties fo:break-before="page"/>
    </style:style>
    <style:style style:name="P25" style:family="paragraph" style:parent-style-name="Heading_20_2">
      <style:text-properties fo:language="en" fo:country="US"/>
    </style:style>
    <style:style style:name="P26" style:family="paragraph" style:parent-style-name="Heading_20_2">
      <style:text-properties fo:font-style="normal" style:font-style-asian="normal" style:font-style-complex="normal"/>
    </style:style>
    <style:style style:name="P27" style:family="paragraph" style:parent-style-name="Heading_20_2" style:master-page-name="">
      <style:paragraph-properties style:page-number="auto" fo:break-before="page"/>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3">
      <style:text-properties fo:font-style="normal" style:font-style-asian="normal" style:font-style-complex="normal"/>
    </style:style>
    <style:style style:name="P30" style:family="paragraph" style:parent-style-name="Heading_20_3" style:list-style-name="">
      <style:text-properties fo:font-style="normal" style:font-style-asian="normal" style:font-style-complex="normal"/>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fo:font-style="normal" style:font-style-asian="normal" style:font-style-complex="normal"/>
    </style:style>
    <style:style style:name="P33" style:family="paragraph" style:parent-style-name="Contents_20_3">
      <style:paragraph-properties>
        <style:tab-stops>
          <style:tab-stop style:position="5.8673in" style:type="right" style:leader-style="dotted" style:leader-text="."/>
        </style:tab-stops>
      </style:paragraph-properties>
    </style:style>
    <style:style style:name="P34" style:family="paragraph" style:parent-style-name="Contents_20_1">
      <style:paragraph-properties>
        <style:tab-stops>
          <style:tab-stop style:position="6.2673in" style:type="right" style:leader-style="dotted" style:leader-text="."/>
        </style:tab-stops>
      </style:paragraph-properties>
    </style:style>
    <style:style style:name="P35" style:family="paragraph" style:parent-style-name="Contents_20_2">
      <style:paragraph-properties>
        <style:tab-stops>
          <style:tab-stop style:position="6.0673in" style:type="right" style:leader-style="dotted" style:leader-text="."/>
        </style:tab-stops>
      </style:paragraph-properties>
    </style:style>
    <style:style style:name="P36" style:family="paragraph" style:parent-style-name="Preformatted_20_Text">
      <style:text-properties fo:font-style="normal" fo:font-weight="normal" style:font-style-asian="normal" style:font-weight-asian="normal" style:font-style-complex="normal" style:font-weight-complex="normal"/>
    </style:style>
    <style:style style:name="P3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8"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000000"/>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000000" style:text-underline-style="none"/>
    </style:style>
    <style:style style:name="T8" style:family="text">
      <style:text-properties fo:font-weight="bold" style:font-weight-asian="bold" style:font-weight-complex="bold"/>
    </style:style>
    <style:style style:name="T9" style:family="text">
      <style:text-properties style:font-name="Courier New" fo:font-size="10pt" style:font-name-asian="Courier New" style:font-size-asian="10pt" style:font-name-complex="Courier New" style:font-size-complex="10pt"/>
    </style:style>
    <style:style style:name="T10" style:family="text">
      <style:text-properties style:use-window-font-color="true" style:font-name="Courier New" fo:font-size="10pt" style:font-name-asian="Courier New" style:font-size-asian="10pt" style:font-name-complex="Courier New" style:font-size-complex="10pt"/>
    </style:style>
    <style:style style:name="T11" style:family="text">
      <style:text-properties fo:color="#141312"/>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style:font-name="CMR10" fo:font-size="10pt" style:font-name-asian="CMR10" style:font-size-asian="10pt" style:font-name-complex="CMR10" style:font-size-complex="10pt"/>
    </style:style>
    <style:style style:name="T15" style:family="text">
      <style:text-properties style:font-name="CMR10" fo:font-size="10pt" fo:language="en" fo:country="US" style:font-name-asian="CMR10" style:font-size-asian="10pt" style:font-name-complex="CMR10" style:font-size-complex="10pt"/>
    </style:style>
    <style:style style:name="T16"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1/11/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195970829"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Document Control<text:tab/>2</text:p>
          <text:p text:style-name="P35"><text:s/>0.1. <text:s/>Table of Contents<text:tab/>2</text:p>
          <text:p text:style-name="P35"><text:s/>0.2. <text:s/>References<text:tab/>2</text:p>
          <text:p text:style-name="P35"><text:s/>0.3. <text:s/>Document History<text:tab/>3</text:p>
          <text:p text:style-name="P35"><text:s/>0.4. <text:s/>Copyright<text:tab/>3</text:p>
          <text:p text:style-name="P34"><text:s/>1. <text:s/>Introduction<text:tab/>4</text:p>
          <text:p text:style-name="P35"><text:s/>1.1. <text:s/>VDM<text:tab/>4</text:p>
          <text:p text:style-name="P34"><text:s/>2. <text:s/>Using VDMJ<text:tab/>5</text:p>
          <text:p text:style-name="P35"><text:s/>2.1. <text:s/>Starting VDMJ<text:tab/>5</text:p>
          <text:p text:style-name="P35"><text:s/>2.2. <text:s/>Parsing, Type Checking, and Proof Obligations<text:tab/>7</text:p>
          <text:p text:style-name="P35"><text:s/>2.3. <text:s/>The Interpreter<text:tab/>8</text:p>
          <text:p text:style-name="P33"><text:s/>2.3.1. <text:s/>Suppressing Runtime Checks<text:tab/>16</text:p>
          <text:p text:style-name="P35"><text:s/>2.4. <text:s/>Debugging<text:tab/>17</text:p>
          <text:p text:style-name="P33"><text:s/>2.4.1. <text:s/>Single-threaded Debugging<text:tab/>17</text:p>
          <text:p text:style-name="P33"><text:s/>2.4.2. <text:s/>VDM++ Multi-threaded Debugging<text:tab/>20</text:p>
          <text:p text:style-name="P33"><text:s/>2.4.3. <text:s/>VDM-RT Debugging and the VDMJC Client<text:tab/>22</text:p>
          <text:p text:style-name="P34"><text:s/>3. <text:s/>Combinatorial Testing<text:tab/>27</text:p>
          <text:p text:style-name="P35"><text:s/>3.1. <text:s/>Debugging Tests<text:tab/>30</text:p>
          <text:p text:style-name="P35"><text:s/>3.2. <text:s/>Filtering Tests<text:tab/>32</text:p>
          <text:p text:style-name="P34"><text:s/>4. <text:s/>Internationalization (I18N)<text:tab/>35</text:p>
          <text:p text:style-name="P34"><text:s/>5. <text:s/>The vdmj.properties File<text:tab/>36</text:p>
          <text:p text:style-name="P34"><text:s/>6. <text:s/>Appendix A: The shmem Example<text:tab/>38</text:p>
          <text:p text:style-name="P34"><text:s/>7. <text:s/>Appendix B: Supported Character Sets<text:tab/>43</text:p>
        </text:index-body>
      </text:table-of-content>
      <text:list xml:id="list257303078" text:continue-numbering="true" text:style-name="Outline">
        <text:list-item>
          <text:list>
            <text:list-item>
              <text:h text:style-name="P25" text:outline-level="2">References</text:h>
            </text:list-item>
          </text:list>
        </text:list-item>
      </text:list>
      <text:list xml:id="list22165298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8">The VDMTools VDM++ Language Manual, http://www.vdmtools.jp/uploads/manuals/langmanpp_a4E.pdf</text:p>
        </text:list-item>
        <text:list-item>
          <text:p text:style-name="P38">Validated Designs for Object-oriented Systems, by John Fitzgerald et. al., <text:a xlink:type="simple" xlink:href="http://www.vdmbook.com/">http://www.vdmbook.com/</text:a></text:p>
        </text:list-item>
        <text:list-item>
          <text:p text:style-name="P38">User Manual for the Overture Combinatorial Testing Plug-in, by Peter Gorm Larsen and Kenneth Lausdahl.</text:p>
        </text:list-item>
        <text:list-item>
          <text:p text:style-name="P38">Overture, Open-source Tools for Formal Modelling, <text:a xlink:type="simple" xlink:href="http://www.overturetool.org/">http://www.overturetool.org/</text:a></text:p>
        </text:list-item>
        <text:list-item>
          <text:p text:style-name="P38"><text:soft-page-break/>VDMJ Project, <text:span text:style-name="T1">SourceForge</text:span>, <text:a xlink:type="simple" xlink:href="https://sourceforge.net/projects/vdmj/">https://sourceforge.net/projects/vdmj/</text:a></text:p>
        </text:list-item>
        <text:list-item>
          <text:p text:style-name="Reference"><text:span text:style-name="T13">VDMJ Design Specification</text:span><text:span text:style-name="T12">, Nick Battle.</text:span></text:p>
        </text:list-item>
        <text:list-item>
          <text:p text:style-name="Reference"><text:span text:style-name="T16">Combinatorial Testing for VDM++</text:span><text:span text:style-name="T15">. Peter Gorm Larsen, Kenneth Lausdahl, and Nick </text:span><text:span text:style-name="T14">Battle, SEFM-2010. </text:span></text:p>
        </text:list-item>
      </text:list>
      <text:list xml:id="list2011833173" text:continue-list="list257303078"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3">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1/11/10</text:modification-date></text:p>
          </table:table-cell>
          <table:table-cell table:style-name="History.A1" office:value-type="string">
            <text:p text:style-name="Table_20_Contents">Update for Overture 0.3.0 release and misc corrections</text:p>
          </table:table-cell>
        </table:table-row>
      </table:table>
      <text:p text:style-name="Table"><text:span text:style-name="Caption_20_characters"/></text:p>
      <text:list xml:id="list2017487706"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535140964"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1666934100"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619984640"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8">VDMJ: You must specify either -vdmsl, -vdmpp or -vdmrt</text:p>
      <text:p text:style-name="P18"/>
      <text:p text:style-name="P18">Usage: VDMJ &lt;-vdmsl | -vdmpp | -vdmrt&gt; [&lt;options&gt;] [&lt;files or dirs&gt;]</text:p>
      <text:p text:style-name="P18">-vdmsl: parse files as VDM-SL</text:p>
      <text:p text:style-name="P18">-vdmpp: parse files as VDM++</text:p>
      <text:p text:style-name="P18">-vdmrt: parse files as VDM-RT</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 the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measures: disable recursive measure checking</text:p>
      <text:p text:style-name="P18">-log &lt;filename&gt;: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 The </text:span><text:span text:style-name="T1">-r </text:span><text:span text:style-name="T2">option can be used to indicate the language release, currently </text:span><text:span text:style-name="T1">classic </text:span><text:span text:style-name="T2">or </text:span><text:span text:style-name="T1">vdm10</text:span><text:span text:style-name="T2">. The default is </text:span><text:span text:style-name="T1">classic</text:span><text:span text:style-name="T2">.</text:span></text:p>
      <text:p text:style-name="Text_20_body"><text:span text:style-name="T2">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default </text:span><text:span text:style-name="T2">option sets the default class or module name, otherwise the default is simply the first class or module encountered by the parser in the file list.</text:span></text:p>
      <text:p text:style-name="Text_20_body"><text:soft-page-break/><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pan text:style-name="T2">The </text:span><text:span text:style-name="T1">-remote </text:span><text:span text:style-name="T2">option is for enabling the remote control of a VDMJ process by another system, typically a test generator or a user interface. See section 3.2 of the VDMJ Design Specification [10] for details.</text:span></text:p>
      <text:p text:style-name="P20">In addition to these command line options, various settings can be added to a vdmj.properties file (see section 5).</text:p>
      <text:p text:style-name="P20"/>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text:soft-page-break/></text:p>
      <text:p text:style-name="P12">$ java -jar vdmj-2.0.1.jar -vdmsl -p -w flat.def</text:p>
      <text:p text:style-name="P13">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274415033" text:continue-numbering="true" text:style-name="Outline">
        <text:list-item>
          <text:list>
            <text:list-item>
              <text:h text:style-name="P26" text:outline-level="2">Parsing, Type Checking, and Proof Obligations</text:h>
            </text:list-item>
          </text:list>
        </text:list-item>
      </text:list>
      <text:p text:style-name="P20">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0">A source file may contain VDM embedded in a LaTeX file; the markup is ignored by the parser, though reported line numbers will be correct.</text:p>
      <text:p text:style-name="P20">The Java program will return with an exit code of zero if the specification is clean (ignoring warnings). Parser or type checking errors result in an exit code of 1. <text:s/>The interpreter and PO generator always exit with a code of zero.</text:p>
      <text:list xml:id="list419250995" text:continue-numbering="true" text:style-name="Outline">
        <text:list-item>
          <text:list>
            <text:list-item>
              <text:h text:style-name="P26" text:outline-level="2"><text:soft-page-break/>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0">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6">566044643</text:span></text:p>
      <text:p text:style-name="Preformatted_20_Text"><text:soft-page-break/><text:span text:style-name="T2">M`Memory = mk_Memory(</text:span><text:span text:style-name="T6">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text:soft-page-break/></text:p>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text:soft-page-break/>&gt; assert rand.assertions</text:p>
      <text:p text:style-name="P13">PASSED all 2 assertions from rand.assertions</text:p>
      <text:p text:style-name="P12">&gt; quit</text:p>
      <text:p text:style-name="P13">Bye</text:p>
      <text:p text:style-name="P20"/>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text:span><text:span text:style-name="T2">parse or type check of the files, the interpreter will exit after </text:span><text:span text:style-name="T1">reload </text:span><text:span text:style-name="T2">or </text:span><text:span text:style-name="T1">load.</text:span></text:p>
      <text:p text:style-name="P20">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37"/>
      <text:p text:style-name="P20">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text:soft-page-break/></text:p>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text:span><text:span text:style-name="T2">create a new (synthetic) public static of a given name, which can then be used in further evaluations.</text:span></text:p>
      <text:p text:style-name="P20">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text:soft-page-break/>&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8">Bye</text:p>
      <text:p text:style-name="P18"/>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text:soft-page-break/>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text:soft-page-break/>=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text:span><text:span text:style-name="T2">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2">and </text:span><text:span text:style-name="T1">merge &lt;dir&gt; </text:span><text:span text:style-name="T2">options to the </text:span><text:span text:style-name="T1">coverage </text:span><text:span text:style-name="T2">command. The </text:span><text:span text:style-name="T1">write </text:span><text:span text:style-name="T2">option saves the current coverage information in </text:span><text:span text:style-name="T1">&lt;dir&gt;</text:span><text:span text:style-name="T2"> for each specification file loaded; the </text:span><text:span text:style-name="T1">merge </text:span><text:span text:style-name="T2">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initializ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h text:style-name="P30" text:outline-level="3"/>
      <text:list xml:id="list182588872" text:continue-numbering="true" text:style-name="Outline">
        <text:list-item>
          <text:list>
            <text:list-item>
              <text:list>
                <text:list-item>
                  <text:h text:style-name="P32" text:outline-level="3">Suppressing Runtime Checks</text:h>
                </text:list-item>
              </text:list>
            </text:list-item>
          </text:list>
        </text:list-item>
      </text:list>
      <text:p text:style-name="P20">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962695763" text:continue-numbering="true" text:style-name="Outline">
        <text:list-item>
          <text:list>
            <text:list-item>
              <text:h text:style-name="P27" text:outline-level="2">Debugging</text:h>
              <text:list>
                <text:list-item>
                  <text:h text:style-name="P29" text:outline-level="3">Single-threaded Debugging</text:h>
                </text:list-item>
              </text:list>
            </text:list-item>
          </text:list>
        </text:list-item>
      </text:list>
      <text:p text:style-name="P20">As well as evaluating expressions and displaying the value of state variables, the interpreter is able to stop execution part way through an evaluation, and allow the evaluation to be single-stepped or traced, and intermediate values displayed.</text:p>
      <text:p text:style-name="P20">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text:soft-page-break/>a = A{#1, si:=undefined, sj:=undefined, sk:=123}</text:p>
      <text:p text:style-name="P14">[MainThread-7]&gt; step</text:p>
      <text:p text:style-name="P15">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0">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8">Created break [1] when "= 4" in 'A' (test.vpp) at line 12:3</text:p>
      <text:p text:style-name="P18">12: <text:s text:c="3"/>( si := i;</text:p>
      <text:p text:style-name="P10">&gt; break 12 &gt; 4</text:p>
      <text:p text:style-name="P18">Created break [2] when "&gt; 4" in 'A' (test.vpp) at line 12:3</text:p>
      <text:p text:style-name="P18">12: <text:s text:c="3"/>( si := i;</text:p>
      <text:p text:style-name="P10">&gt; break 12 &gt;= 4</text:p>
      <text:p text:style-name="P18">Created break [3] when "&gt;= 4" in 'A' (test.vpp) at line 12:3</text:p>
      <text:p text:style-name="P18">12: <text:s text:c="3"/>( si := i;</text:p>
      <text:p text:style-name="P10">&gt; break 12 mod 4</text:p>
      <text:p text:style-name="P18">Created break [4] when "mod 4" in 'A' (test.vpp) at line 12:3</text:p>
      <text:p text:style-name="P18">12: <text:s text:c="3"/>( si := i;</text:p>
      <text:p text:style-name="P18">&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oft-page-break/><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trace 14 sk</text:p>
      <text:p text:style-name="P18">Created trace [1] show "sk" in 'A' (test.vpp) at line 14:5</text:p>
      <text:p text:style-name="P18">14: <text:s text:c="5"/>sk := i + j;</text:p>
      <text:p text:style-name="P10">&gt; p test()</text:p>
      <text:p text:style-name="P18">sk = 123 at [1]</text:p>
      <text:p text:style-name="P18">= 3</text:p>
      <text:p text:style-name="P18">Executed in 0.026 secs.</text:p>
      <text:p text:style-name="P18">&gt;</text:p>
      <text:p text:style-name="P13"/>
      <text:p text:style-name="P20">Note that new breakpoints and tracepoints can be set when stopped in the debugger (ie. when the command prompt is “[thread-name-n]&gt;”). <text:s/>Setting a trace or breakpoint at the same location as an existing one replaces the existing one silently.</text:p>
      <text:p text:style-name="P20">Some commonly used commands can be abbreviated to a single letter: s for step, n for next, o for out, p for print, c for continue.</text:p>
      <text:p text:style-name="P20">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1237243119"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8">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504214017" text:continue-numbering="true" text:style-name="Outline">
        <text:list-item>
          <text:list>
            <text:list-item>
              <text:list>
                <text:list-item>
                  <text:h text:style-name="P31"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8">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8">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text:soft-page-break/>Standard output redirected to client</text:p>
      <text:p text:style-name="Preformatted_20_Text">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2"/>
      <text:p text:style-name="Text_20_body">To illustrate threaded debugging, we use the <text:span text:style-name="T1">factorial </text:span><text:span text:style-name="T2">example from the CSK VDM++ manual.</text:span></text:p>
      <text:p text:style-name="Preformatted_20_Text"/>
      <text:p text:style-name="P10"><text:soft-page-break/>[Id 1: STARTING]&gt; break 35</text:p>
      <text:p text:style-name="Preformatted_20_Text">Breakpoint [1] set</text:p>
      <text:p text:style-name="P10">[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text:soft-page-break/>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0">This is confusing, as with the simple command line debugger. But with VDMJC, as with a GUI, you can switch to any thread context you wish at any time.</text:p>
      <text:p text:style-name="P20">Similarly, tracepoints can be used to display variables without stopping:</text:p>
      <text:p text:style-name="P11"/>
      <text:p text:style-name="P10"><text:span text:style-name="T2">[Id 1: STOPPED]&gt; </text:span><text:span text:style-name="T2">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text:soft-page-break/></text:p>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
      <text:p text:style-name="P10"><text:span text:style-name="T2">[Id 1: STOPPED]&gt; </text:span><text:span text:style-name="T2">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8">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606466663"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20">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0">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7">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0">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0">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20"><text:soft-page-break/>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20">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0">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0">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7"><text:tab/><text:tab/>let x in set {1,...,10} be <text:span text:style-name="T5">st</text:span> x <text:span text:style-name="T5">mod</text:span> 2 = 0 in</text:p>
      <text:p text:style-name="Preformatted_20_Text"><text:tab/><text:tab/><text:tab/>let y = x + 1 in</text:p>
      <text:p text:style-name="P17"><text:tab/><text:tab/><text:tab/><text:tab/>(<text:span text:style-name="T5">obj</text:span>.op1(); <text:span text:style-name="T5">obj</text:span>.op2(x,y){1,2} | <text:span text:style-name="T5">obj</text:span>.op1())</text:p>
      <text:p text:style-name="P1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7"><text:tab/>public op2: <text:span text:style-name="T5">int</text:span> * <text:span text:style-name="T5">int</text:span> ==&gt; <text:span text:style-name="T5">int</text:span></text:p>
      <text:p text:style-name="P17"><text:tab/><text:tab/>op2(x, y) == ( total := total + x + y; return total; )</text:p>
      <text:p text:style-name="P17"><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8">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8">FAILED</text:span>]</text:p>
      <text:p text:style-name="Preformatted_20_Text">Test 5 = obj.op1(); obj.op2(4, 5); obj.op2(4, 5)</text:p>
      <text:p text:style-name="Preformatted_20_Text">Test 5 <text:span text:style-name="T8">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text:soft-page-break/>Furthermore, the system knows that test 5 <text:span text:style-name="T1">would</text:span> fail as it starts with the same sequence that failed in test 4, so this is filtered from the run (it is listed, but not executed).</text:p>
      <text:list xml:id="list755092993"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9"><text:tab/>T1: let x in set {111, 222} in obj.</text:span><text:span text:style-name="T6">op</text:span><text:span text:style-name="T10">(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text:soft-page-break/>&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7">class A</text:p>
      <text:p text:style-name="P17">operations</text:p>
      <text:p text:style-name="P17"><text:tab/>public <text:span text:style-name="T5">op</text:span>: <text:span text:style-name="T5">int</text:span> * <text:span text:style-name="T5">int</text:span> ==&gt; ()</text:p>
      <text:p text:style-name="P17"><text:tab/><text:span text:style-name="T5">op</text:span>(a, b) == let - = a/b in skip;</text:p>
      <text:p text:style-name="P17"><text:tab/></text:p>
      <text:p text:style-name="P17">end A</text:p>
      <text:p text:style-name="P17"/>
      <text:p text:style-name="P17">class B</text:p>
      <text:p text:style-name="P17">instance variables</text:p>
      <text:p text:style-name="P17"><text:tab/>obj:A := new A();</text:p>
      <text:p text:style-name="P17"><text:tab/></text:p>
      <text:p text:style-name="P17">traces</text:p>
      <text:p text:style-name="P17"><text:tab/>T: let x in set {-1, 0, 1} in <text:span text:style-name="T5">obj</text:span>.<text:span text:style-name="T5">op</text:span>(1, x);</text:p>
      <text:p text:style-name="P17"><text:tab/></text:p>
      <text:p text:style-name="P19">end B</text:p>
      <text:p text:style-name="P19"/>
      <text:p text:style-name="P19"/>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value of previous step return values and given as the overall result of the test. So to run combinatorial tests in a <text:soft-page-break/>mode where exceptions <text:span text:style-name="T1">do </text:span><text:span text:style-name="T2">trap into the debugger, you can start them with a different command: </text:span><text:span text:style-name="T1">debugtrace</text:span><text:span text:style-name="T2">.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gt; debugtrace B`T 2</text:p>
      <text:p text:style-name="P16">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1195558341"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text:soft-page-break/>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2">command. This is a global setting that applies to all combinatorial tests. The simplest way to use the command is to specify a percentage of the tests you want to run – say 10%.</text:span></text:p>
      <text:p text:style-name="P10">&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2">. This is important, because you want the selection to be repeatable while you are testing.</text:span></text:p>
      <text:p text:style-name="P20">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_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text:soft-page-break/>&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loop variable names and their values when identifying shapes. <text:s/>See [11].</text:p>
      <text:list xml:id="list2049114859"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1804296635"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24"/>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35971878"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
      <text:p text:style-name="Preformatted_20_Text">&gt;<text:span text:style-name="T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1">seq</text:span> of M;</text:p>
      <text:p text:style-name="Preformatted_20_Text">--<text:span text:style-name="T11">inv</text:span> Q == </text:p>
      <text:p text:style-name="Preformatted_20_Text">-- <text:s/><text:span text:style-name="T11">forall</text:span> a in set <text:span text:style-name="T11">elems</text:span> Q &amp;</text:p>
      <text:p text:style-name="Preformatted_20_Text">-- <text:s text:c="3"/>(not exists b in set <text:span text:style-name="T1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1">nat</text:span></text:p>
      <text:p text:style-name="Preformatted_20_Text"><text:s text:c="5"/>stop : <text:span text:style-name="T11">nat</text:span></text:p>
      <text:p text:style-name="Preformatted_20_Text"><text:span text:style-name="T11">inv</text:span> mk_M(-, a, b) == (b &gt;= a)</text:p>
      <text:p text:style-name="Preformatted_20_Text"/>
      <text:p text:style-name="Preformatted_20_Text"/>
      <text:p text:style-name="Preformatted_20_Text">state Memory of</text:p>
      <text:p text:style-name="Preformatted_20_Text"><text:s text:c="2"/><text:span text:style-name="T11">rseed</text:span>: <text:span text:style-name="T11">nat</text:span></text:p>
      <text:p text:style-name="Preformatted_20_Text"><text:s text:c="2"/>Q3: Quadrant</text:p>
      <text:p text:style-name="Preformatted_20_Text"><text:s text:c="2"/>Q4: Quadrant</text:p>
      <text:p text:style-name="Preformatted_20_Text"><text:span text:style-name="T11">inv</text:span> mk_Memory(-, q3, q4) == <text:span text:style-name="T11">len</text:span> q3 &gt; 0 and <text:span text:style-name="T11">len</text:span> q4 &gt; 0</text:p>
      <text:p text:style-name="Preformatted_20_Text"><text:span text:style-name="T1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1">sizeof</text:span>: M -&gt; nat1</text:p>
      <text:p text:style-name="Preformatted_20_Text"><text:span text:style-name="T1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oft-page-break/><text:span text:style-name="T11">spacefor</text:span>: nat1 * Quadrant -&gt; nat1</text:p>
      <text:p text:style-name="Preformatted_20_Text"><text:span text:style-name="T11">spacefor</text:span>(size, Q) ==</text:p>
      <text:p text:style-name="Preformatted_20_Text"><text:s text:c="2"/>cases Q:</text:p>
      <text:p text:style-name="Preformatted_20_Text"><text:s text:c="4"/>[] <text:s text:c="8"/>-&gt; MAXMEM + 1,</text:p>
      <text:p text:style-name="Preformatted_20_Text"><text:s text:c="4"/>[h] ^ tail -&gt; if h.type = &lt;FREE&gt; and <text:span text:style-name="T11">sizeof</text:span>(h) &gt;= size</text:p>
      <text:p text:style-name="Preformatted_20_Text"><text:s text:c="18"/>then <text:span text:style-name="T11">sizeof</text:span>(h) </text:p>
      <text:p text:style-name="Preformatted_20_Text"><text:s text:c="18"/>else <text:span text:style-name="T1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1">nat</text:span></text:p>
      <text:p text:style-name="Preformatted_20_Text">QuadrantLen(-,list) == </text:p>
      <text:p text:style-name="Preformatted_20_Text"><text:s text:c="2"/><text:span text:style-name="T11">len</text:span> list;</text:p>
      <text:p text:style-name="Preformatted_20_Text"/>
      <text:p text:style-name="Preformatted_20_Text"><text:span text:style-name="T11">bestfit</text:span>: nat1 * Quadrant -&gt; nat1</text:p>
      <text:p text:style-name="Preformatted_20_Text"><text:span text:style-name="T1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1">sizeof</text:span>(h) &gt;= size</text:p>
      <text:p text:style-name="Preformatted_20_Text"><text:s text:c="18"/>then least(<text:span text:style-name="T11">sizeof</text:span>(h), <text:span text:style-name="T11">bestfit</text:span>(size, tail))</text:p>
      <text:p text:style-name="Preformatted_20_Text"><text:s text:c="18"/>else <text:span text:style-name="T1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1">pre</text:span> hole &gt;= size</text:p>
      <text:p text:style-name="Preformatted_20_Text">measure QuadrantLen2;</text:p>
      <text:p text:style-name="Preformatted_20_Text"/>
      <text:p text:style-name="Preformatted_20_Text">QuadrantLen2: nat1 * nat1 * Quadrant -&gt; <text:span text:style-name="T11">nat</text:span></text:p>
      <text:p text:style-name="Preformatted_20_Text">QuadrantLen2(-,-,list) == </text:p>
      <text:p text:style-name="Preformatted_20_Text"><text:s text:c="2"/><text:span text:style-name="T1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1">nat</text:span></text:p>
      <text:p text:style-name="Preformatted_20_Text">QuadrantLen0(list) == </text:p>
      <text:p text:style-name="Preformatted_20_Text"><text:s text:c="2"/><text:span text:style-name="T11">len</text:span> list;</text:p>
      <text:p text:style-name="Preformatted_20_Text"/>
      <text:p text:style-name="Preformatted_20_Text">delete: M * Quadrant -&gt; Quadrant</text:p>
      <text:p text:style-name="Preformatted_20_Text">delete(item, Q) ==</text:p>
      <text:p text:style-name="Preformatted_20_Text"><text:s text:c="2"/>if <text:span text:style-name="T11">hd</text:span> Q = item</text:p>
      <text:p text:style-name="Preformatted_20_Text"><text:soft-page-break/><text:s text:c="2"/>then combine([mk_M(&lt;FREE&gt;, item.start, item.stop)] ^ <text:span text:style-name="T11">tl</text:span> Q)</text:p>
      <text:p text:style-name="Preformatted_20_Text"><text:s text:c="2"/>else [<text:span text:style-name="T11">hd</text:span> Q] ^ delete(item, <text:span text:style-name="T11">tl</text:span> Q)</text:p>
      <text:p text:style-name="Preformatted_20_Text"><text:s text:c="2"/>measure MQuadrantLen;</text:p>
      <text:p text:style-name="Preformatted_20_Text"/>
      <text:p text:style-name="Preformatted_20_Text">MQuadrantLen: M * Quadrant -&gt; <text:span text:style-name="T11">nat</text:span></text:p>
      <text:p text:style-name="Preformatted_20_Text">MQuadrantLen(-,list) == </text:p>
      <text:p text:style-name="Preformatted_20_Text"><text:s text:c="2"/><text:span text:style-name="T11">len</text:span> list;</text:p>
      <text:p text:style-name="Preformatted_20_Text"/>
      <text:p text:style-name="Preformatted_20_Text">fragments: Quadrant -&gt; <text:span text:style-name="T11">nat</text:span></text:p>
      <text:p text:style-name="Preformatted_20_Text">fragments(Q) ==</text:p>
      <text:p text:style-name="Preformatted_20_Text"><text:s text:c="2"/>card {x | x in set <text:span text:style-name="T1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1">rseed</text:span> := n;</text:p>
      <text:p text:style-name="Preformatted_20_Text"><text:tab/></text:p>
      <text:p text:style-name="Preformatted_20_Text"><text:span text:style-name="T11">inc</text:span>: () ==&gt; ()</text:p>
      <text:p text:style-name="Preformatted_20_Text"><text:span text:style-name="T11">inc</text:span>() ==</text:p>
      <text:p text:style-name="Preformatted_20_Text"><text:s text:c="2"/>for i = 1 to <text:span text:style-name="T11">rseed</text:span> <text:span text:style-name="T11">mod</text:span> 7 + 3 </text:p>
      <text:p text:style-name="Preformatted_20_Text"><text:s text:c="2"/>do</text:p>
      <text:p text:style-name="Preformatted_20_Text"><text:s text:c="4"/><text:span text:style-name="T11">rseed</text:span> := (<text:span text:style-name="T11">rseed</text:span> * 69069 + 5) <text:span text:style-name="T11">mod</text:span> 4294967296;</text:p>
      <text:p text:style-name="Preformatted_20_Text"/>
      <text:p text:style-name="Preformatted_20_Text"><text:span text:style-name="T11">rand</text:span>: nat1 ==&gt; nat1</text:p>
      <text:p text:style-name="Preformatted_20_Text"><text:span text:style-name="T11">rand</text:span>(n) ==</text:p>
      <text:p text:style-name="Preformatted_20_Text"><text:s/>(<text:span text:style-name="T11">inc</text:span>();</text:p>
      <text:p text:style-name="Preformatted_20_Text"><text:s text:c="2"/>return <text:span text:style-name="T11">rseed</text:span> <text:span text:style-name="T11">mod</text:span> n + 1;</text:p>
      <text:p text:style-name="Preformatted_20_Text"><text:s/>);</text:p>
      <text:p text:style-name="Preformatted_20_Text"/>
      <text:p text:style-name="Preformatted_20_Text">FirstFit: nat1 ==&gt; <text:span text:style-name="T11">bool</text:span></text:p>
      <text:p text:style-name="Preformatted_20_Text">FirstFit(size) ==</text:p>
      <text:p text:style-name="Preformatted_20_Text"><text:s/>(let q4 = <text:span text:style-name="T1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1">bool</text:span></text:p>
      <text:p text:style-name="Preformatted_20_Text">BestFit(size) ==</text:p>
      <text:p text:style-name="Preformatted_20_Text"><text:s/>(let q4 = <text:span text:style-name="T1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oft-page-break/><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1">rand</text:span>(2) = 1</text:p>
      <text:p text:style-name="Preformatted_20_Text"><text:s text:c="2"/>then let i = <text:span text:style-name="T11">rand</text:span>(<text:span text:style-name="T1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1">rand</text:span>(<text:span text:style-name="T11">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1">pre</text:span> (exists m in set <text:span text:style-name="T11">elems</text:span> Q3 &amp; m.type = &lt;USED&gt;) or</text:p>
      <text:p text:style-name="Preformatted_20_Text"><text:s text:c="4"/>(exists m in set <text:span text:style-name="T11">elems</text:span> Q4 &amp; m.type = &lt;USED&gt;);</text:p>
      <text:p text:style-name="Preformatted_20_Text"/>
      <text:p text:style-name="Preformatted_20_Text">TryFirst: <text:span text:style-name="T11">nat</text:span> ==&gt; <text:span text:style-name="T11">nat</text:span></text:p>
      <text:p text:style-name="Preformatted_20_Text">TryFirst(loops) ==</text:p>
      <text:p text:style-name="Preformatted_20_Text"><text:s/>(<text:span text:style-name="T11">dcl</text:span> count:int := 0;</text:p>
      <text:p text:style-name="Preformatted_20_Text"><text:tab/></text:p>
      <text:p text:style-name="Preformatted_20_Text"><text:s text:c="2"/>while count &lt; loops and FirstFit(<text:span text:style-name="T1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1">nat</text:span> ==&gt; <text:span text:style-name="T11">nat</text:span></text:p>
      <text:p text:style-name="Preformatted_20_Text">TryBest(loops) ==</text:p>
      <text:p text:style-name="Preformatted_20_Text"><text:s/>(<text:span text:style-name="T11">dcl</text:span> count:int := 0;</text:p>
      <text:p text:style-name="Preformatted_20_Text"><text:tab/></text:p>
      <text:p text:style-name="Preformatted_20_Text"><text:s text:c="2"/>while count &lt; loops and BestFit(<text:span text:style-name="T1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1">seq</text:span> of (&lt;BEST&gt; | &lt;FIRST&gt; | &lt;SAME&gt;)</text:p>
      <text:p text:style-name="Preformatted_20_Text">main(tries, loops) ==</text:p>
      <text:p text:style-name="Preformatted_20_Text"><text:s/>(<text:span text:style-name="T11">dcl</text:span> result: <text:span text:style-name="T1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soft-page-break/><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139291634"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11/11/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43</text:page-number> of <text:page-count style:num-format="1">4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1/11/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121</meta:editing-cycles>
    <meta:editing-duration>PT24H04M03S</meta:editing-duration>
    <dc:date>2010-11-11T18:49:01</dc:date>
    <meta:keyword>VDMJ</meta:keyword>
    <dc:subject>VDMJ</dc:subject>
    <meta:document-statistic meta:table-count="5" meta:image-count="0" meta:object-count="0" meta:page-count="43" meta:paragraph-count="1571" meta:word-count="13741" meta:character-count="84271"/>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